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Binary Search Trees</text:p>
      <text:p text:style-name="Preformatted_20_Text"/>
      <text:p text:style-name="P2">data Tree = Empty | Node Int Tree Tree deriving (Eq,Show)</text:p>
      <text:p text:style-name="Preformatted_20_Text"/>
      <text:p text:style-name="P2">-- Smart constructor for leaves:</text:p>
      <text:p text:style-name="P2">leaf :: Int -&gt; Tree</text:p>
      <text:p text:style-name="P2">leaf n = Node n Empty Empty</text:p>
      <text:p text:style-name="Preformatted_20_Text"/>
      <text:p text:style-name="P2">-- An example tree; exercise: draw a picture, and make some additional trees</text:p>
      <text:p text:style-name="Preformatted_20_Text"/>
      <text:p text:style-name="P2">tree1 :: Tree</text:p>
      <text:p text:style-name="P2">tree1 = Node 8 (Node 5 (leaf 3) (leaf 6)) (Node 12 Empty (leaf 16))</text:p>
      <text:p text:style-name="Preformatted_20_Text"/>
      <text:p text:style-name="Preformatted_20_Text"/>
      <text:p text:style-name="P2">-- Sum up values in a tree</text:p>
      <text:p text:style-name="P2">sumtree :: Tree -&gt; Int</text:p>
      <text:p text:style-name="P2">sumtree Empty = 0</text:p>
      <text:p text:style-name="P2">sumtree (Node n t1 t2) = n + sumtree t1 + sumtree t2</text:p>
      <text:p text:style-name="Preformatted_20_Text"/>
      <text:p text:style-name="P2">-- Preorder traversal of a tree</text:p>
      <text:p text:style-name="P2">preorder :: Tree -&gt; [Int]</text:p>
      <text:p text:style-name="P2">preorder Empty = []</text:p>
      <text:p text:style-name="P2">preorder (Node n t1 t2) = [n] ++ preorder t1 ++ preorder t2</text:p>
      <text:p text:style-name="Preformatted_20_Text"/>
      <text:p text:style-name="P2">-- Inorder traversal of a tree</text:p>
      <text:p text:style-name="P2">inorder :: Tree -&gt; [Int]</text:p>
      <text:p text:style-name="P2">inorder Empty = []</text:p>
      <text:p text:style-name="P2">inorder (Node n t1 t2) = inorder t1 ++ [n] ++ inorder t2</text:p>
      <text:p text:style-name="Preformatted_20_Text"/>
      <text:p text:style-name="P2">-- Postorder traversal of a tree</text:p>
      <text:p text:style-name="P2">postorder :: Tree -&gt; [Int]</text:p>
      <text:p text:style-name="P2">postorder Empty = []</text:p>
      <text:p text:style-name="P2">postorder (Node n t1 t2) = postorder t1 ++ postorder t2 ++ [n]</text:p>
      <text:p text:style-name="Preformatted_20_Text"/>
      <text:p text:style-name="Preformatted_20_Text"/>
      <text:p text:style-name="P2">-- Extended integers (integers with -oo and +oo)</text:p>
      <text:p text:style-name="Preformatted_20_Text"/>
      <text:p text:style-name="P2">data ExtInt = Num Int | NegInfty | PosInfty deriving Eq</text:p>
      <text:p text:style-name="Preformatted_20_Text"/>
      <text:p text:style-name="P2">instance Ord ExtInt where</text:p>
      <text:p text:style-name="P1"><text:s text:c="2"/><text:span text:style-name="T1">compare NegInfty NegInfty = EQ</text:span></text:p>
      <text:p text:style-name="P1"><text:s text:c="2"/><text:span text:style-name="T1">compare NegInfty n <text:s text:c="7"/>= LT</text:span></text:p>
      <text:p text:style-name="P1"><text:s text:c="2"/><text:span text:style-name="T1">compare (Num n) <text:s/>(Num m) <text:s/>= compare n m</text:span></text:p>
      <text:p text:style-name="P1"><text:s text:c="2"/><text:span text:style-name="T1">compare (Num n) <text:s/>PosInfty = LT</text:span></text:p>
      <text:p text:style-name="P1"><text:s text:c="2"/><text:span text:style-name="T1">compare PosInfty PosInfty = EQ</text:span></text:p>
      <text:p text:style-name="P1"><text:s text:c="2"/><text:span text:style-name="T1">compare _ <text:s text:c="7"/>_ <text:s text:c="7"/>= GT</text:span></text:p>
      <text:p text:style-name="P1"><text:s text:c="2"/><text:span text:style-name="T1">-- Note: defining compare automatically defines &lt;, &lt;=, &gt;, &gt;=, ==, /=</text:span></text:p>
      <text:p text:style-name="P1"><text:s text:c="2"/></text:p>
      <text:p text:style-name="P2">instance Show ExtInt where</text:p>
      <text:p text:style-name="P1"><text:s text:c="2"/><text:span text:style-name="T1">show NegInfty = "-oo"</text:span></text:p>
      <text:p text:style-name="P1"><text:s text:c="2"/><text:span text:style-name="T1">show (Num n) <text:s/>= show n</text:span></text:p>
      <text:p text:style-name="P1"><text:s text:c="2"/><text:span text:style-name="T1">show PosInfty = "+oo"</text:span></text:p>
      <text:p text:style-name="Preformatted_20_Text"/>
      <text:p text:style-name="Preformatted_20_Text"/>
      <text:p text:style-name="P2">-- The binary-search-tree invariant (duplicates go left)</text:p>
      <text:p text:style-name="Preformatted_20_Text"/>
      <text:p text:style-name="P2">bst :: Tree -&gt; Bool</text:p>
      <text:p text:style-name="P2">bst t = bst' NegInfty t PosInfty where</text:p>
      <text:p text:style-name="P1"><text:s text:c="2"/><text:span text:style-name="T1">-- bst' l t r = t satisfies BST invariant and "l &lt; t &lt;= r"</text:span></text:p>
      <text:p text:style-name="P1"><text:soft-page-break/><text:s text:c="2"/><text:span text:style-name="T1">bst' :: ExtInt -&gt; Tree -&gt; ExtInt -&gt; Bool</text:span></text:p>
      <text:p text:style-name="P1"><text:s text:c="2"/><text:span text:style-name="T1">bst' l Empty r = True</text:span></text:p>
      <text:p text:style-name="P1"><text:s text:c="2"/><text:span text:style-name="T1">bst' l (Node n t1 t2) r = l &lt; Num n &amp;&amp; Num n &lt;= r &amp;&amp;</text:span></text:p>
      <text:p text:style-name="P1"><text:s text:c="28"/><text:span text:style-name="T1">bst' l t1 (Num n) &amp;&amp; bst' (Num n) t2 r</text:span></text:p>
      <text:p text:style-name="Preformatted_20_Text"/>
      <text:p text:style-name="P2">-- find an int in a tree</text:p>
      <text:p text:style-name="P2">find :: Int -&gt; Tree -&gt; Bool</text:p>
      <text:p text:style-name="P2">find k Empty = False</text:p>
      <text:p text:style-name="P2">find k (Node n t1 t2) = case compare k n of</text:p>
      <text:p text:style-name="P1"><text:s text:c="2"/><text:span text:style-name="T1">LT -&gt; find k t1</text:span></text:p>
      <text:p text:style-name="P1"><text:s text:c="2"/><text:span text:style-name="T1">GT -&gt; find k t2</text:span></text:p>
      <text:p text:style-name="P1"><text:s text:c="2"/><text:span text:style-name="T1">EQ -&gt; True</text:span></text:p>
      <text:p text:style-name="Preformatted_20_Text"/>
      <text:p text:style-name="P2">-- insert an int into a tree</text:p>
      <text:p text:style-name="P2">insert :: Int -&gt; Tree -&gt; Tree</text:p>
      <text:p text:style-name="P2">insert k Empty = leaf k</text:p>
      <text:p text:style-name="P2">insert k (Node n t1 t2) | k &lt;= n <text:s text:c="3"/>= Node n (insert k t1) t2</text:p>
      <text:p text:style-name="P1"><text:s text:c="24"/><text:span text:style-name="T1">| otherwise = Node n t1 (insert k t2)</text:span></text:p>
      <text:p text:style-name="Preformatted_20_Text"/>
      <text:p text:style-name="P2">-- delete and return the maximum element of a tree</text:p>
      <text:p text:style-name="P2">deletemax :: Tree -&gt; (Int, Tree)</text:p>
      <text:p text:style-name="P2">deletemax Empty = error "Tree is empty"</text:p>
      <text:p text:style-name="P2">deletemax (Node n t1 Empty) = (n, t1)</text:p>
      <text:p text:style-name="P2">deletemax (Node n t1 t2) = (m, Node n t1 t2') where (m, t2') = deletemax t2</text:p>
      <text:p text:style-name="Preformatted_20_Text"/>
      <text:p text:style-name="P2">-- delete an int from a tree, giving an error if it's not there</text:p>
      <text:p text:style-name="P2">delete :: Int -&gt; Tree -&gt; Tree</text:p>
      <text:p text:style-name="P2">delete k Empty = error "Tree does not contain element"</text:p>
      <text:p text:style-name="P2">delete k (Node n t1 t2) = case compare k n of</text:p>
      <text:p text:style-name="P1"><text:s text:c="2"/><text:span text:style-name="T1">LT -&gt; Node n (delete k t1) t2</text:span></text:p>
      <text:p text:style-name="P1"><text:s text:c="2"/><text:span text:style-name="T1">GT -&gt; Node n t1 (delete k t2)</text:span></text:p>
      <text:p text:style-name="P1"><text:s text:c="2"/><text:span text:style-name="T1">EQ -&gt; case (t1,t2) of</text:span></text:p>
      <text:p text:style-name="P1"><text:s text:c="4"/><text:span text:style-name="T1">(Empty, Empty) -&gt; Empty</text:span></text:p>
      <text:p text:style-name="P1"><text:s text:c="4"/><text:span text:style-name="T1">(t1, <text:s text:c="3"/>Empty) -&gt; t1</text:span></text:p>
      <text:p text:style-name="P1"><text:s text:c="4"/><text:span text:style-name="T1">(Empty, t2) <text:s text:c="3"/>-&gt; t2</text:span></text:p>
      <text:p text:style-name="P4"><text:s text:c="4"/><text:span text:style-name="T1">(t1, <text:s text:c="3"/>t2) <text:s text:c="3"/>-&gt; Node m t1' t2 where (m, t1') = deletemax t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4:03:40.560000000</meta:creation-date>
    <dc:date>2015-03-16T14:03:53.450000000</dc:date>
    <meta:editing-duration>PT13S</meta:editing-duration>
    <meta:editing-cycles>1</meta:editing-cycles>
    <meta:document-statistic meta:table-count="0" meta:image-count="0" meta:object-count="0" meta:page-count="2" meta:paragraph-count="75" meta:word-count="571" meta:character-count="2698" meta:non-whitespace-character-count="2051"/>
    <meta:generator>LibreOffice/4.4.0.3$Windows_x86 LibreOffice_project/de093506bcdc5fafd9023ee680b8c60e3e0645d7</meta:generator>
  </office:meta>
</office:document-meta>
</file>